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04cm" draw:marker-start="Arrow" draw:marker-start-width="0.15cm" draw:marker-end="" draw:marker-end-width="0.15cm" draw:fill="none" draw:textarea-vertical-align="middle" fo:padding-top="0.145cm" fo:padding-bottom="0.145cm" fo:padding-left="0.27cm" fo:padding-right="0.27cm"/>
    </style:style>
    <style:style style:name="gr2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/>
    </style:style>
    <style:style style:name="gr3" style:family="graphic" style:parent-style-name="standard">
      <style:graphic-properties svg:stroke-width="0.04cm" svg:stroke-color="#000000" draw:marker-start-width="0.26cm" draw:marker-end-width="0.26cm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6cm" svg:y1="2.4cm" svg:x2="5.6cm" svg:y2="2.4cm">
          <text:p/>
        </draw:line>
        <draw:frame draw:style-name="gr2" draw:text-style-name="P1" draw:layer="layout" svg:width="1.892cm" svg:height="0.402cm" draw:transform="rotate (1.5707963267949) translate (3.798cm 2.1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464cm" svg:height="0.402cm" svg:x="1.6cm" svg:y="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0.464cm" svg:height="0.402cm" svg:x="2.3cm" svg:y="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.482cm" svg:height="0.402cm" svg:x="-0.082cm" svg:y="1.09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.944cm" svg:height="0.402cm" svg:x="2.9cm" svg:y="2.4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3.374cm" svg:height="0.402cm" svg:x="2.826cm" svg:y="3.9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ellipse draw:style-name="gr3" draw:text-style-name="P1" draw:layer="layout" svg:width="0.9cm" svg:height="2.429cm" svg:x="1.4cm" svg:y="-0.004cm" draw:kind="arc" draw:start-angle="123.73" draw:end-angle="234.63">
          <text:p/>
        </draw:ellipse>
        <draw:ellipse draw:style-name="gr3" draw:text-style-name="P1" draw:layer="layout" svg:width="0.9cm" svg:height="2.429cm" svg:x="2.1cm" svg:y="-0.004cm" draw:kind="arc" draw:start-angle="123.73" draw:end-angle="234.63">
          <text:p/>
        </draw:ellipse>
        <draw:ellipse draw:style-name="gr3" draw:text-style-name="P1" draw:layer="layout" svg:width="0.9cm" svg:height="2.429cm" svg:x="2.8cm" svg:y="-0.005cm" draw:kind="arc" draw:start-angle="123.73" draw:end-angle="234.63">
          <text:p/>
        </draw:ellipse>
        <draw:ellipse draw:style-name="gr3" draw:text-style-name="P1" draw:layer="layout" svg:width="0.9cm" svg:height="2.429cm" svg:x="3.5cm" svg:y="-0.004cm" draw:kind="arc" draw:start-angle="123.73" draw:end-angle="234.63">
          <text:p/>
        </draw:ellipse>
        <draw:custom-shape draw:style-name="gr4" draw:text-style-name="P1" draw:layer="layout" svg:width="0.1cm" svg:height="0.1cm" svg:x="5.6cm" svg:y="1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1" draw:layer="layout" svg:width="1.47cm" svg:height="0.402cm" svg:x="4.9cm" svg:y="0.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0.886cm" svg:height="0.402cm" svg:x="2.714cm" svg:y="0.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2.1cm" svg:y1="3cm" svg:x2="5.6cm" svg:y2="3cm">
          <text:p/>
        </draw:line>
        <draw:frame draw:style-name="gr2" draw:text-style-name="P1" draw:layer="layout" svg:width="1.944cm" svg:height="0.402cm" svg:x="3.156cm" svg:y="3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" draw:text-style-name="P1" draw:layer="layout" svg:x1="3.5cm" svg:y1="3.8cm" svg:x2="5.6cm" svg:y2="3.8cm">
          <text:p/>
        </draw:line>
        <draw:frame draw:style-name="gr2" draw:text-style-name="P1" draw:layer="layout" svg:width="0.886cm" svg:height="0.402cm" draw:transform="rotate (1.5707963267949) translate (5.1cm 3.8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4cm" fo:page-height="4.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6-08-19T21:02:37.505962642</dc:date>
    <meta:editing-duration>PT11M41S</meta:editing-duration>
    <meta:editing-cycles>7</meta:editing-cycles>
    <meta:generator>LibreOffice/4.2.8.2$Linux_X86_64 LibreOffice_project/420m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style mathvariant="monospace">
      <mtext>numLayer</mtext>
    </mstyle>
    <annotation encoding="StarMath 5.0">font fixed "numLayer"</annotation>
  </semantics>
</math>
</file>

<file path=Object 11/content.xml><?xml version="1.0" encoding="utf-8"?>
<math xmlns="http://www.w3.org/1998/Math/MathML" display="block">
  <semantics>
    <mrow>
      <mstyle mathvariant="monospace">
        <mtext>radii(1)</mtext>
      </mstyle>
      <mtext/>
    </mrow>
    <annotation encoding="StarMath 5.0">font fixed "radii(1)"
"</annotation>
  </semantics>
</math>
</file>

<file path=Object 12/content.xml><?xml version="1.0" encoding="utf-8"?>
<math xmlns="http://www.w3.org/1998/Math/MathML" display="block">
  <semantics>
    <mstyle mathvariant="monospace">
      <mtext>radii(numLayer)</mtext>
    </mstyle>
    <annotation encoding="StarMath 5.0">font fixed "radii(numLayer)"</annotation>
  </semantics>
</math>
</file>

<file path=Object 2/content.xml><?xml version="1.0" encoding="utf-8"?>
<math xmlns="http://www.w3.org/1998/Math/MathML" display="block">
  <semantics>
    <mrow>
      <mstyle mathvariant="monospace">
        <mtext>2</mtext>
      </mstyle>
      <mtext/>
    </mrow>
    <annotation encoding="StarMath 5.0">font fixed "2"
"</annotation>
  </semantics>
</math>
</file>

<file path=Object 3/content.xml><?xml version="1.0" encoding="utf-8"?>
<math xmlns="http://www.w3.org/1998/Math/MathML" display="block">
  <semantics>
    <mstyle mathvariant="monospace">
      <mtext>centre</mtext>
    </mstyle>
    <annotation encoding="StarMath 5.0">font fixed "centre"</annotation>
  </semantics>
</math>
</file>

<file path=Object 4/content.xml><?xml version="1.0" encoding="utf-8"?>
<math xmlns="http://www.w3.org/1998/Math/MathML" display="block">
  <semantics>
    <mrow>
      <mstyle mathvariant="monospace">
        <mtext>1</mtext>
      </mstyle>
      <mtext/>
    </mrow>
    <annotation encoding="StarMath 5.0">font fixed "1"
"</annotation>
  </semantics>
</math>
</file>

<file path=Object 5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

<file path=Object 6/content.xml><?xml version="1.0" encoding="utf-8"?>
<math xmlns="http://www.w3.org/1998/Math/MathML" display="block">
  <semantics>
    <mrow>
      <mstyle mathvariant="monospace">
        <mtext>radii(2)</mtext>
      </mstyle>
      <mtext/>
    </mrow>
    <annotation encoding="StarMath 5.0">font fixed "radii(2)"
"</annotation>
  </semantics>
</math>
</file>

<file path=Object 7/content.xml><?xml version="1.0" encoding="utf-8"?>
<math xmlns="http://www.w3.org/1998/Math/MathML" display="block">
  <semantics>
    <mstyle mathvariant="monospace">
      <mtext>cavity</mtext>
    </mstyle>
    <annotation encoding="StarMath 5.0">font fixed "cavity"</annotation>
  </semantics>
</math>
</file>

<file path=Object 8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